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6.521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12.116cm"/>
    </style:style>
    <style:style style:name="co9" style:family="table-column">
      <style:table-column-properties fo:break-before="auto" style:column-width="12.395cm"/>
    </style:style>
    <style:style style:name="ro12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2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ro8" style:family="table-row">
      <style:table-row-properties style:row-height="10.47cm" fo:break-before="auto" style:use-optimal-row-height="true"/>
    </style:style>
    <style:style style:name="ro9" style:family="table-row">
      <style:table-row-properties style:row-height="3.369cm" fo:break-before="auto" style:use-optimal-row-height="true"/>
    </style:style>
    <style:style style:name="ro10" style:family="table-row">
      <style:table-row-properties style:row-height="4.316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263cm" fo:break-before="auto" style:use-optimal-row-height="true"/>
    </style:style>
    <style:style style:name="ro14" style:family="table-row">
      <style:table-row-properties style:row-height="0.9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L2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L2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L3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L3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L4">
      <style:table-cell-properties style:text-align-source="value-type" style:repeat-content="false" style:vertical-align="middle"/>
      <style:paragraph-properties fo:margin-left="0cm"/>
    </style:style>
    <style:style style:name="ce6" style:family="table-cell" style:parent-style-name="L4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L5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8" style:family="table-cell" style:parent-style-name="L5">
      <style:table-cell-properties style:text-align-source="value-type" style:repeat-content="false" style:vertical-align="middle"/>
      <style:paragraph-properties fo:margin-left="0cm"/>
    </style:style>
    <style:style style:name="ce9" style:family="table-cell" style:parent-style-name="L5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L5">
      <style:table-cell-properties style:vertical-align="middle"/>
    </style:style>
    <style:style style:name="ce11" style:family="table-cell" style:parent-style-name="L5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" style:family="table-cell" style:parent-style-name="L6">
      <style:table-cell-properties style:text-align-source="value-type" style:repeat-content="false" style:vertical-align="middle"/>
      <style:paragraph-properties fo:margin-left="0cm"/>
    </style:style>
    <style:style style:name="ce14" style:family="table-cell" style:parent-style-name="L6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L6">
      <style:table-cell-properties style:vertical-align="middle"/>
    </style:style>
    <style:style style:name="ce16" style:family="table-cell" style:parent-style-name="L6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17" style:family="table-cell" style:parent-style-name="L7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18" style:family="table-cell" style:parent-style-name="L7">
      <style:table-cell-properties style:text-align-source="value-type" style:repeat-content="false" style:vertical-align="middle"/>
      <style:paragraph-properties fo:margin-left="0cm"/>
    </style:style>
    <style:style style:name="ce19" style:family="table-cell" style:parent-style-name="L7">
      <style:table-cell-properties style:text-align-source="fix" style:repeat-content="false" style:vertical-align="middle"/>
      <style:paragraph-properties fo:text-align="start" fo:margin-left="0cm"/>
    </style:style>
    <style:style style:name="ce20" style:family="table-cell" style:parent-style-name="L7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L7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Consolas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L7">
      <style:table-cell-properties style:vertical-align="middle"/>
    </style:style>
    <style:style style:name="ce23" style:family="table-cell" style:parent-style-name="L8">
      <style:table-cell-properties style:text-align-source="value-type" style:repeat-content="false" style:vertical-align="middle"/>
      <style:paragraph-properties fo:margin-left="0cm"/>
    </style:style>
    <style:style style:name="ce24" style:family="table-cell" style:parent-style-name="L8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L8">
      <style:table-cell-properties style:vertical-align="middle"/>
    </style:style>
    <style:style style:name="ce26" style:family="table-cell" style:parent-style-name="L9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L9">
      <style:table-cell-properties style:text-align-source="value-type" style:repeat-content="false" style:vertical-align="middle"/>
      <style:paragraph-properties fo:margin-left="0cm"/>
    </style:style>
    <style:style style:name="ce28" style:family="table-cell" style:parent-style-name="L9">
      <style:table-cell-properties style:vertical-align="middle"/>
    </style:style>
    <style:style style:name="ce29" style:family="table-cell" style:parent-style-name="L10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L10">
      <style:table-cell-properties style:vertical-align="middle"/>
    </style:style>
    <style:style style:name="ce31" style:family="table-cell" style:parent-style-name="L5">
      <style:table-cell-properties style:text-align-source="fix" style:repeat-content="false"/>
      <style:paragraph-properties fo:text-align="justify" fo:margin-left="0cm"/>
    </style:style>
    <style:style style:name="ce32" style:family="table-cell" style:parent-style-name="L4">
      <style:table-cell-properties style:vertical-align="middle"/>
      <style:paragraph-properties fo:margin-left="0cm"/>
    </style:style>
    <style:style style:name="ce33" style:family="table-cell" style:parent-style-name="L2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Mapping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Mapping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Mapping">
      <style:table-cell-properties style:vertical-align="middle"/>
    </style:style>
    <style:style style:name="ce37" style:family="table-cell" style:parent-style-name="L5">
      <style:table-cell-properties fo:wrap-option="wrap"/>
    </style:style>
    <style:style style:name="ce38" style:family="table-cell" style:parent-style-name="L4">
      <style:paragraph-properties fo:margin-left="0cm"/>
    </style:style>
    <style:style style:name="ce39" style:family="table-cell" style:parent-style-name="L3">
      <style:table-cell-properties fo:wrap-option="wrap"/>
    </style:style>
  </office:automatic-styles>
  <office:body>
    <office:spreadsheet>
      <table:table table:name="Sheet1" table:style-name="ta1">
        <table:table-column table:style-name="co2" table:default-cell-style-name="L1"/>
        <table:table-column table:style-name="co3" table:default-cell-style-name="L2"/>
        <table:table-column table:style-name="co3" table:default-cell-style-name="L3"/>
        <table:table-column table:style-name="co3" table:default-cell-style-name="L4"/>
        <table:table-column table:style-name="co3" table:default-cell-style-name="L5"/>
        <table:table-column table:style-name="co3" table:default-cell-style-name="L6"/>
        <table:table-column table:style-name="co3" table:default-cell-style-name="L7"/>
        <table:table-column table:style-name="co4" table:default-cell-style-name="L8"/>
        <table:table-column table:style-name="co3" table:default-cell-style-name="L9"/>
        <table:table-column table:style-name="co5" table:default-cell-style-name="L10"/>
        <table:table-column table:style-name="co6" table:default-cell-style-name="Mapping"/>
        <table:table-column table:style-name="co7" table:default-cell-style-name="Mapping"/>
        <table:table-column table:style-name="co9" table:default-cell-style-name="Mapping"/>
        <table:table-row table:style-name="ro2">
          <table:table-cell office:value-type="string" table:number-columns-spanned="10" table:number-rows-spanned="1">
            <text:p>RegistreringType</text:p>
          </table:table-cell>
          <table:covered-table-cell table:number-columns-repeated="9"/>
          <table:table-cell table:style-name="Heading" office:value-type="string">
            <text:p>E&amp;M</text:p>
          </table:table-cell>
          <table:table-cell table:style-name="Heading" office:value-type="string">
            <text:p>DPR</text:p>
          </table:table-cell>
          <table:table-cell table:style-name="Heading" office:value-type="string">
            <text:p>KMD</text:p>
          </table:table-cell>
        </table:table-row>
        <table:table-row table:style-name="ro3">
          <table:table-cell/>
          <table:table-cell office:value-type="string" table:number-columns-spanned="12" table:number-rows-spanned="1">
            <text:p>AktoerRef</text:p>
          </table:table-cell>
          <table:covered-table-cell table:number-columns-repeated="11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</text:p>
          </table:table-cell>
          <table:covered-table-cell table:number-columns-repeated="7"/>
          <table:table-cell office:value-type="string">
            <text:p>{F2B564A4-CB97-4984-990C-39A5F010BDE3}</text:p>
          </table:table-cell>
          <table:table-cell table:style-name="ce34" office:value-type="string">
            <text:p>{4A953CF9-B4C1-4ce9-BF09-2BF655DC61C7}</text:p>
          </table:table-cell>
          <table:table-cell office:value-type="string">
            <text:p>{A4E9B3E0-275F-4b76-AADB-4398AA56B871}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ElementName</text:p>
          </table:table-cell>
          <table:covered-table-cell table:number-columns-repeated="7"/>
          <table:table-cell table:number-columns-repeated="3" office:value-type="string">
            <text:p>UUID</text:p>
          </table:table-cell>
        </table:table-row>
        <table:table-row table:style-name="ro3">
          <table:table-cell/>
          <table:table-cell table:style-name="ce1" office:value-type="string" table:number-columns-spanned="12" table:number-rows-spanned="1">
            <text:p>AttributListe</text:p>
          </table:table-cell>
          <table:covered-table-cell table:number-columns-repeated="11"/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Egenskab</text:p>
          </table:table-cell>
          <table:covered-table-cell table:number-columns-repeated="10"/>
        </table:table-row>
        <table:table-row table:style-name="ro4">
          <table:table-cell table:number-columns-repeated="3"/>
          <table:table-cell office:value-type="string" table:number-columns-spanned="7" table:number-rows-spanned="1">
            <text:p>AndreAdresser</text:p>
          </table:table-cell>
          <table:covered-table-cell table:number-columns-repeated="6"/>
          <table:table-cell table:style-name="ce32" office:value-type="string">
            <text:p>Null</text:p>
          </table:table-cell>
          <table:table-cell table:style-name="L4" office:value-type="string">
            <text:p>(DTPERSBO by PNR where ANNKOR is null with highest TILFDTO)</text:p>
          </table:table-cell>
          <table:table-cell table:style-name="L4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VerdenAdresseType</text:p>
          </table:table-cell>
          <table:covered-table-cell table:number-columns-repeated="5"/>
          <table:table-cell table:style-name="L5" office:value-type="string">
            <text:p>(N/A)</text:p>
          </table:table-cell>
          <table:table-cell table:style-name="L5"/>
          <table:table-cell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ForeignAddressStructure</text:p>
          </table:table-cell>
          <table:covered-table-cell table:number-columns-repeated="4"/>
          <table:table-cell table:style-name="L6" office:value-type="string">
            <text:p>(N/A)</text:p>
          </table:table-cell>
          <table:table-cell table:style-name="L6"/>
          <table:table-cell table:style-name="L6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7" office:value-type="string" table:number-columns-spanned="4" table:number-rows-spanned="1">
            <text:p>CountryIdentificationCode</text:p>
          </table:table-cell>
          <table:covered-table-cell table:number-columns-repeated="3"/>
          <table:table-cell table:style-name="L7" office:value-type="string">
            <text:p>(N/A)</text:p>
          </table:table-cell>
          <table:table-cell table:style-name="L7"/>
          <table:table-cell table:style-name="L7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23" office:value-type="string" table:number-columns-spanned="3" table:number-rows-spanned="1">
            <text:p>cod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23" office:value-type="string" table:number-columns-spanned="3" table:number-rows-spanned="1">
            <text:p>schem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5100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LocationDescriptionText</text:p>
          </table:table-cell>
          <table:covered-table-cell table:number-columns-repeated="3"/>
          <table:table-cell office:value-type="string">
            <text:p>(N/A)</text:p>
          </table:table-cell>
          <table:table-cell table:style-name="ce34" office:value-type="string">
            <text:p>DTPERSBO.LOKAL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PostalAddressFirst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1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PostalAddressSecon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2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PostalAddressThir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3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PostalAddressFour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4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Fif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5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BirthDate</text:p>
          </table:table-cell>
          <table:covered-table-cell table:number-columns-repeated="6"/>
          <table:table-cell office:value-type="string">
            <text:p>date(JY64000V.FODSEL_DATO,JY64000V.FODSEL_UM)</text:p>
          </table:table-cell>
          <table:table-cell office:value-type="string">
            <text:p>DTTOTAL.FOEDDTO</text:p>
          </table:table-cell>
          <table:table-cell office:value-type="string">
            <text:p>AS78207.DFOEDS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FoedestedNavn</text:p>
          </table:table-cell>
          <table:covered-table-cell table:number-columns-repeated="6"/>
          <table:table-cell office:value-type="string">
            <text:p>JY64000V.FODESTED_TEKST</text:p>
          </table:table-cell>
          <table:table-cell office:value-type="string">
            <text:p>DTTOTAL.FREGSTED</text:p>
          </table:table-cell>
          <table:table-cell office:value-type="string">
            <text:p>Null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FoedselsregistreringMyndighedNavn</text:p>
          </table:table-cell>
          <table:covered-table-cell table:number-columns-repeated="6"/>
          <table:table-cell office:value-type="string">
            <text:p>AA74000V.MYNDIGHED_NAVN</text:p>
          </table:table-cell>
          <table:table-cell office:value-type="string">
            <text:p>DTTOTAL.FMTXT</text:p>
          </table:table-cell>
          <table:table-cell office:value-type="string">
            <text:p>Null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KontaktKanal</text:p>
          </table:table-cell>
          <table:covered-table-cell table:number-columns-repeated="6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NaermestePaaroerende</text:p>
          </table:table-cell>
          <table:covered-table-cell table:number-columns-repeated="6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NavnStruktur</text:p>
          </table:table-cell>
          <table:covered-table-cell table:number-columns-repeated="6"/>
          <table:covered-table-cell table:style-name="Default"/>
          <table:covered-table-cell table:number-columns-repeated="2"/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KaldenavnTekst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 table:style-name="Default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9" office:value-type="string" table:number-columns-spanned="6" table:number-rows-spanned="1">
            <text:p>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PersonNameForAddressingName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PersonNameStructure</text:p>
          </table:table-cell>
          <table:covered-table-cell table:number-columns-repeated="5"/>
          <table:table-cell office:value-type="string">
            <text:p>Name (JY64000V.ADRESSERINGSNAVN)</text:p>
          </table:table-cell>
          <table:table-cell office:value-type="string">
            <text:p>Name (DTTOTAL.FORNVN, DTTOTAL.EFTERNVN)</text:p>
          </table:table-cell>
          <table:table-cell office:value-type="string">
            <text:p>Name (AS78207.AFORNVN, AS78207.AEFTER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PersonGenderCode</text:p>
          </table:table-cell>
          <table:covered-table-cell table:number-columns-repeated="6"/>
          <table:table-cell office:value-type="string">
            <text:p>JY64000V.KON</text:p>
          </table:table-cell>
          <table:table-cell office:value-type="string">
            <text:p>DTTOTAL.KOEN</text:p>
          </table:table-cell>
          <table:table-cell office:value-type="string">
            <text:p>Decided from AS78207.EPNR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9"/>
        </table:table-row>
        <table:table-row table:style-name="ro5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Max(</text:p>
            <text:p>date(ADRNAVN_DATO,ADRNAVN_UM),</text:p>
            <text:p>date(JY64000V.FODSEL_DATO,JY64000V.FODSEL_UM)</text:p>
            <text:p>)</text:p>
          </table:table-cell>
          <table:table-cell office:value-type="string">
            <text:p>Max(</text:p>
            <text:p>DTTOTAL.FOEDDTO,</text:p>
            <text:p>DTTOTAL.STHAENST</text:p>
            <text:p>)</text:p>
          </table:table-cell>
          <table:table-cell office:value-type="string">
            <text:p>Max(</text:p>
            <text:p>AS78207.DFOEDS,</text:p>
            <text:p>AS78207.DUDLAND</text:p>
            <text:p>AS78207.DNAVN</text:p>
            <text:p>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/>
          <table:table-cell table:number-columns-repeated="3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RegisterOplysning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CprBorger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dresse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olkekirkeMedlemIndikator</text:p>
          </table:table-cell>
          <table:covered-table-cell table:number-columns-repeated="5"/>
          <table:table-cell office:value-type="string">
            <text:p>True if JY64000V.FOLKEKIRK_TILH_MRK = 'F'</text:p>
          </table:table-cell>
          <table:table-cell office:value-type="string">
            <text:p>True if DTTOTAL.FKIRK = 'F'</text:p>
          </table:table-cell>
          <table:table-cell office:value-type="string">
            <text:p>True if length (AS78207.CKIRKE) &gt; 0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9" table:number-rows-spanned="1">
            <text:p>FolkeregisterAdresse</text:p>
          </table:table-cell>
          <table:covered-table-cell table:style-name="ce14"/>
          <table:covered-table-cell table:style-name="ce20"/>
          <table:covered-table-cell table:style-name="ce24"/>
          <table:covered-table-cell table:style-name="ce26"/>
          <table:covered-table-cell table:style-name="ce29"/>
          <table:covered-table-cell table:style-name="Default"/>
          <table:covered-table-cell table:number-columns-repeated="2" table:style-name="ce35"/>
        </table:table-row>
        <table:table-row table:style-name="ro3">
          <table:table-cell table:number-columns-repeated="5"/>
          <table:table-cell table:style-name="ce13" office:value-type="string" table:number-columns-spanned="8" table:number-rows-spanned="1">
            <text:p>DanskAdresse</text:p>
          </table:table-cell>
          <table:covered-table-cell table:number-columns-repeated="7"/>
        </table:table-row>
        <table:table-row table:style-name="ro3">
          <table:table-cell table:number-columns-repeated="6"/>
          <table:table-cell table:style-name="ce18" office:value-type="string" table:number-columns-spanned="7" table:number-rows-spanned="1">
            <text:p>AddressComplete</text:p>
          </table:table-cell>
          <table:covered-table-cell table:number-columns-repeated="6"/>
        </table:table-row>
        <table:table-row table:style-name="ro3">
          <table:table-cell table:number-columns-repeated="7"/>
          <table:table-cell table:style-name="ce23" office:value-type="string" table:number-columns-spanned="6" table:number-rows-spanned="1">
            <text:p>AddressAccess</text:p>
          </table:table-cell>
          <table:covered-table-cell table:number-columns-repeated="5"/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unicipalityCode</text:p>
          </table:table-cell>
          <table:covered-table-cell/>
          <table:table-cell office:value-type="string">
            <text:p>JY64000V.KOMMUNENUMMER</text:p>
          </table:table-cell>
          <table:table-cell office:value-type="string">
            <text:p>DTPERSBO.KOMKOD</text:p>
          </table:table-cell>
          <table:table-cell office:value-type="string">
            <text:p>AS78205.EKOM_A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Code</text:p>
          </table:table-cell>
          <table:covered-table-cell/>
          <table:table-cell office:value-type="string">
            <text:p>JY64000V.VEJ_KODE</text:p>
          </table:table-cell>
          <table:table-cell office:value-type="string">
            <text:p>DTPERSBO.VEJKOD</text:p>
          </table:table-cell>
          <table:table-cell office:value-type="string">
            <text:p>AS78205.CVEJ_A</text:p>
          </table:table-cell>
        </table:table-row>
        <table:table-row table:style-name="ro3">
          <table:table-cell table:number-columns-repeated="7"/>
          <table:table-cell table:style-name="ce23" office:value-type="string" table:number-columns-spanned="6" table:number-rows-spanned="1">
            <text:p>AddressPostal</text:p>
          </table:table-cell>
          <table:covered-table-cell table:number-columns-repeated="5"/>
        </table:table-row>
        <table:table-row table:style-name="ro3">
          <table:table-cell table:number-columns-repeated="8"/>
          <table:table-cell table:style-name="ce27" office:value-type="string" table:number-columns-spanned="2" table:number-rows-spanned="1">
            <text:p>CountryIdentificationCode</text:p>
          </table:table-cell>
          <table:covered-table-cell/>
          <table:table-cell table:style-name="L9" table:number-columns-repeated="2"/>
          <table:table-cell table:style-name="L9" office:value-type="string">
            <text:p>Null</text:p>
          </table:table-cell>
        </table:table-row>
        <table:table-row table:style-name="ro3">
          <table:table-cell table:number-columns-repeated="9"/>
          <table:table-cell office:value-type="string">
            <text:p>code</text:p>
          </table:table-cell>
          <table:table-cell table:number-columns-repeated="2" office:value-type="string">
            <text:p>5100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9"/>
          <table:table-cell office:value-type="string">
            <text:p>scheme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8"/>
          <table:table-cell table:style-name="ce28" office:value-type="string" table:number-columns-spanned="2" table:number-rows-spanned="1">
            <text:p>DistrictName </text:p>
          </table:table-cell>
          <table:covered-table-cell/>
          <table:table-cell office:value-type="string">
            <text:p>JY64401V.POSTDISTRIKT</text:p>
          </table:table-cell>
          <table:table-cell office:value-type="string">
            <text:p>DTTOTAL.POSTTXT</text:p>
          </table:table-cell>
          <table:table-cell office:value-type="string">
            <text:p>AS78205.APOST_A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DistrictSubdivisionIdentifier</text:p>
          </table:table-cell>
          <table:covered-table-cell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FloorIdentifier </text:p>
          </table:table-cell>
          <table:covered-table-cell/>
          <table:table-cell office:value-type="string">
            <text:p>JY64000V.ETAGE</text:p>
          </table:table-cell>
          <table:table-cell office:value-type="string">
            <text:p>DTTOTAL.ETAGE</text:p>
          </table:table-cell>
          <table:table-cell office:value-type="string">
            <text:p>AS78205.AETAGE_A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ailDeliverySublocationIdentifier </text:p>
          </table:table-cell>
          <table:covered-table-cell/>
          <table:table-cell table:number-columns-repeated="3" office:value-type="string">
            <text:p>Null</text:p>
          </table:table-cell>
        </table:table-row>
        <table:table-row table:style-name="ro6">
          <table:table-cell table:number-columns-repeated="8"/>
          <table:table-cell table:style-name="ce28" office:value-type="string" table:number-columns-spanned="2" table:number-rows-spanned="1">
            <text:p>PostCodeIdentifier </text:p>
          </table:table-cell>
          <table:covered-table-cell/>
          <table:table-cell office:value-type="string">
            <text:p>First(</text:p>
            <text:p>JY64401V.POSTNR,</text:p>
            <text:p>AA73400V.POSTNR</text:p>
            <text:p>)</text:p>
          </table:table-cell>
          <table:table-cell office:value-type="string">
            <text:p>DTPERSBO.POSTNR</text:p>
          </table:table-cell>
          <table:table-cell office:value-type="string">
            <text:p>AS78205.EPOSTNR_A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PostOfficeBoxIdentifier </text:p>
          </table:table-cell>
          <table:covered-table-cell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 </text:p>
          </table:table-cell>
          <table:covered-table-cell/>
          <table:table-cell office:value-type="string">
            <text:p>AA730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ForAddressingName </text:p>
          </table:table-cell>
          <table:covered-table-cell/>
          <table:table-cell office:value-type="string">
            <text:p>AA730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uiteIdentifier </text:p>
          </table:table-cell>
          <table:covered-table-cell/>
          <table:table-cell office:value-type="string">
            <text:p>JY64000V.SIDE_DORNR</text:p>
          </table:table-cell>
          <table:table-cell office:value-type="string">
            <text:p>DTPERSBO.SIDEDOER</text:p>
          </table:table-cell>
          <table:table-cell office:value-type="string">
            <text:p>AS78205.ASIDOER_A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AddressPoin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6"/>
          <table:table-cell table:style-name="ce21" office:value-type="string" table:number-columns-spanned="4" table:number-rows-spanned="1">
            <text:p>NoteTeks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Politi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6">
          <table:table-cell table:number-columns-repeated="6"/>
          <table:table-cell table:style-name="ce18" office:value-type="string" table:number-columns-spanned="4" table:number-rows-spanned="1">
            <text:p>PostDistriktTekst</text:p>
          </table:table-cell>
          <table:covered-table-cell table:number-columns-repeated="3"/>
          <table:table-cell office:value-type="string">
            <text:p>First(</text:p>
            <text:p>JY64401V.POSTDISTRIKT,</text:p>
            <text:p>Null</text:p>
            <text:p>)</text:p>
          </table:table-cell>
          <table:table-cell table:style-name="ce36" office:value-type="string">
            <text:p>DTTOTAL.POSTTXT</text:p>
          </table:table-cell>
          <table:table-cell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kole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cial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gneDistriktTekst 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</text:p>
          </table:table-cell>
          <table:covered-table-cell table:number-columns-repeated="3"/>
          <table:table-cell office:value-type="string">
            <text:p>True if JY64000V.VEJ_KODE&gt;9900</text:p>
          </table:table-cell>
          <table:table-cell table:number-columns-repeated="2" office:value-type="string">
            <text:p>Fals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Specified</text:p>
          </table:table-cell>
          <table:covered-table-cell table:number-columns-repeated="3"/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UkendtAdresseIndikator</text:p>
          </table:table-cell>
          <table:covered-table-cell table:number-columns-repeated="3"/>
          <table:table-cell table:number-columns-repeated="3" office:value-type="string">
            <text:p>Fals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Valgkreds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7">
          <table:table-cell table:number-columns-repeated="4"/>
          <table:table-cell table:style-name="ce10" office:value-type="string" table:number-columns-spanned="6" table:number-rows-spanned="1">
            <text:p>ForskerBeskyttelseIndikator</text:p>
          </table:table-cell>
          <table:covered-table-cell table:style-name="ce15"/>
          <table:covered-table-cell table:style-name="ce22"/>
          <table:covered-table-cell table:style-name="ce25"/>
          <table:covered-table-cell table:style-name="ce28"/>
          <table:covered-table-cell table:style-name="ce30"/>
          <table:table-cell office:value-type="string">
            <text:p>True if today is between </text:p>
            <text:p>date(JY64000V.VEJVIS_BESKYT_DATO, JY64000V.VEJVIS_BESKYT_UM) </text:p>
            <text:p>and </text:p>
            <text:p>date(JY64000V.VEJVIS_BESK_SLTDTO, JY64000V.VEJVIS_BESK_SLT_UM)</text:p>
          </table:table-cell>
          <table:table-cell office:value-type="string">
            <text:p>True if DTTOTAL.LBMRK=1</text:p>
          </table:table-cell>
          <table:table-cell office:value-type="string">
            <text:p>AS78207.CADRBSK = 'L'</text:p>
          </table:table-cell>
        </table:table-row>
        <table:table-row table:style-name="ro7">
          <table:table-cell table:number-columns-repeated="4"/>
          <table:table-cell table:style-name="ce10" office:value-type="string" table:number-columns-spanned="6" table:number-rows-spanned="1">
            <text:p>NavneAdresseBeskyttelseIndikator</text:p>
          </table:table-cell>
          <table:covered-table-cell table:style-name="ce15"/>
          <table:covered-table-cell table:style-name="ce22"/>
          <table:covered-table-cell table:style-name="ce25"/>
          <table:covered-table-cell table:style-name="ce28"/>
          <table:covered-table-cell table:style-name="ce30"/>
          <table:table-cell office:value-type="string">
            <text:p>True if today is between </text:p>
            <text:p>date(JY64000V.ADRESSEBESKYT_DATO, JY64000V.ADR_BESKYT_UM) </text:p>
            <text:p>and </text:p>
            <text:p>date(JY64000V.ADR_BESKYT_SLTDATO, JY64000V.ADR_BESKYT_SLT_UM)</text:p>
          </table:table-cell>
          <table:table-cell office:value-type="string">
            <text:p>True if DTTOTAL.ABMRK = 1</text:p>
          </table:table-cell>
          <table:table-cell office:value-type="string">
            <text:p>AS78207.CADRBSK = 'B'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PersonNationalityCode</text:p>
          </table:table-cell>
          <table:covered-table-cell table:number-columns-repeated="5"/>
          <table:table-cell table:style-name="L5"/>
          <table:table-cell table:style-name="ce37"/>
          <table:table-cell table:style-name="L5"/>
        </table:table-row>
        <table:table-row table:style-name="ro3">
          <table:table-cell table:number-columns-repeated="4"/>
          <table:table-cell table:style-name="ce8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NummerGyldighedStatusIndikator</text:p>
          </table:table-cell>
          <table:covered-table-cell table:number-columns-repeated="5"/>
          <table:table-cell office:value-type="string">
            <text:p>False if JY64000V.BORGERSTATUS_KODE is 30,50,60</text:p>
          </table:table-cell>
          <table:table-cell office:value-type="string">
            <text:p>False if DTTOTAL.STATUS_KODE is 30,50,60</text:p>
          </table:table-cell>
          <table:table-cell office:value-type="string">
            <text:p>True if RETURKODE &lt; 10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elefonNummerBeskyttelseIndikator</text:p>
          </table:table-cell>
          <table:covered-table-cell table:number-columns-repeated="5"/>
          <table:table-cell table:number-columns-repeated="2" office:value-type="string">
            <text:p>False</text:p>
          </table:table-cell>
          <table:table-cell office:value-type="string">
            <text:p>AS78207.CADRBSK = 'B'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UdenlandskBorger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oedselslandKode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Identifikator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9" table:number-rows-spanned="1">
            <text:p>PersonNationalityCode</text:p>
          </table:table-cell>
          <table:covered-table-cell table:number-columns-repeated="8"/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SprogKode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 office:value-type="string">
            <text:p>[]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UkendtBorger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 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</table:table-row>
        <table:table-row table:style-name="ro3">
          <table:table-cell table:number-columns-repeated="3"/>
          <table:table-cell table:style-name="ce6" office:value-type="string" table:number-columns-spanned="10" table:number-rows-spanned="1">
            <text:p>Virkning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</table:table-row>
        <table:table-row table:style-name="ro8">
          <table:table-cell table:number-columns-repeated="4"/>
          <table:table-cell table:style-name="ce11" office:value-type="string" table:number-columns-spanned="1" table:number-rows-spanned="3">
            <text:p>FraTidspunkt</text:p>
          </table:table-cell>
          <table:table-cell table:style-name="ce16" office:value-type="string" table:number-columns-spanned="5" table:number-rows-spanned="1">
            <text:p>(CprBorger) </text:p>
          </table:table-cell>
          <table:covered-table-cell table:number-columns-repeated="4" table:style-name="L5"/>
          <table:table-cell office:value-type="string">
            <text:p>Max(</text:p>
            <text:p>date(JY64000V.FOLKEKIRK_MRK_DATO, JY64000V.FOLKEKIRK_MRK_UM),</text:p>
            <text:p>Date(JY64000V.KOM_TILFLYTDATO, JY64000V.KOM_TILFLYT_UM),</text:p>
            <text:p>Date(JY64000V.ADR_FRAFLYT_TS, JY64000V.ADR_FRAFLYT_UM),</text:p>
            <text:p>Date(JY64000V.ADR_TILFLYT_TS, JY64000V.ADR_TILFLYT_UM),</text:p>
            <text:p>Date(JY64000V.VEJVIS_BESKYT_DATO, JY64000V.VEJVIS_BESKYT_UM),</text:p>
            <text:p>Date(JY64000V.VEJVIS_BESK_SLTDTO, JY64000V.VEJVIS_BESK_SLT_UM),</text:p>
            <text:p>Date(JY64000V.ADRESSEBESKYT_DATO, JY64000V.ADR_BESKYT_UM),</text:p>
            <text:p>Date(JY64000V.ADR_BESKYT_SLTDATO, JY64000V.ADR_BESKYT_SLT_UM),</text:p>
            <text:p>Date(JY64000V.STATSB_RET_TS, JY64000V.STATSB_RET_UM),</text:p>
            <text:p>Date(JY64000V.STATBORG_OPHOR_TS, JY64000V.STATBORG_OPHOR_UM),</text:p>
            <text:p>Date(JY64000V.PERSONNR_OPRETDATO, JY64000V.PERSONNR_OPRET_UM)</text:p>
            <text:p>)</text:p>
          </table:table-cell>
          <table:table-cell office:value-type="string">
            <text:p>Max(</text:p>
            <text:p>DTTOTAL.TILFDTO,</text:p>
            <text:p>DTTOTAL.STHAENST,</text:p>
            <text:p>DTSTAT.HAENST,</text:p>
            <text:p>DTSTATU.HAENSLUT,</text:p>
            <text:p>DTPERSBO.TILFDTO,</text:p>
            <text:p>DTPERSBO.AJFDTO,</text:p>
            <text:p>DTPERSBO.FRAFKDTO,</text:p>
            <text:p>DTPERSBO.TILFKDTO</text:p>
            <text:p>)</text:p>
          </table:table-cell>
          <table:table-cell office:value-type="string">
            <text:p>Max(</text:p>
            <text:p>AS78207.DADR,</text:p>
            <text:p>AS78207.DTILFL,</text:p>
            <text:p>AS78207.DINDV</text:p>
            <text:p>)</text:p>
          </table:table-cell>
        </table:table-row>
        <table:table-row table:style-name="ro9">
          <table:table-cell table:number-columns-repeated="4"/>
          <table:covered-table-cell/>
          <table:table-cell table:style-name="ce13" office:value-type="string" table:number-columns-spanned="5" table:number-rows-spanned="1">
            <text:p>(Udenlandsk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,</text:p>
            <text:p>Date(JY64000V.STATSB_RET_TS,JY64000V.STATSB_RET_UM),</text:p>
            <text:p>Date(JY64000V.STATBORG_OPHOR_TS,JY64000V.STATBORG_OPHOR_UM)</text:p>
            <text:p>)</text:p>
          </table:table-cell>
          <table:table-cell office:value-type="string">
            <text:p>DTTOTAL.STHAENST</text:p>
          </table:table-cell>
          <table:table-cell office:value-type="string">
            <text:p>Max(</text:p>
            <text:p>AS78207.DINDV,</text:p>
            <text:p>AS78207.DUDLAND</text:p>
            <text:p>)</text:p>
          </table:table-cell>
        </table:table-row>
        <table:table-row table:style-name="ro10">
          <table:table-cell table:number-columns-repeated="4"/>
          <table:covered-table-cell/>
          <table:table-cell table:style-name="ce13" office:value-type="string" table:number-columns-spanned="5" table:number-rows-spanned="1">
            <text:p>(Ukendt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</text:p>
            <text:p>)</text:p>
          </table:table-cell>
          <table:table-cell office:value-type="string">
            <text:p>DTTOTAL.STHAENST,</text:p>
          </table:table-cell>
          <table:table-cell office:value-type="string">
            <text:p>Max(</text:p>
            <text:p>AS78207.DUDLAND,</text:p>
            <text:p>AS78207.DADR,</text:p>
            <text:p>AS78207.DUMYND,</text:p>
            <text:p>AS78207.DINDV,</text:p>
            <text:p>AS78207.DFADSKB,</text:p>
            <text:p>AS78207.DTILFL,</text:p>
            <text:p>AS78207.DSTATUS</text:p>
            <text:p>)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SundhedOplysning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CommentText</text:p>
          </table:table-cell>
          <table:covered-table-cell table:number-columns-repeated="8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LivscyklusKode</text:p>
          </table:table-cell>
          <table:covered-table-cell table:number-columns-repeated="8"/>
          <table:table-cell office:value-type="string">
            <text:p>Rettet</text:p>
          </table:table-cell>
          <table:table-cell office:value-type="string">
            <text:p>Rettet</text:p>
          </table:table-cell>
          <table:table-cell office:value-type="string">
            <text:p>Rettet</text:p>
          </table:table-cell>
        </table:table-row>
        <table:table-row table:style-name="ro3">
          <table:table-cell/>
          <table:table-cell table:style-name="ce2" office:value-type="string" table:number-columns-spanned="12" table:number-rows-spanned="1">
            <text:p>RelationListe</text:p>
          </table:table-cell>
          <table:covered-table-cell table:number-columns-repeated="11"/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Aegtefaelle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CommentText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ReferenceID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UUID(AS78207.EPNRAEGT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/>
          <table:covered-table-cell table:number-columns-repeated="4" table:style-name="L5"/>
          <table:covered-table-cell table:style-name="Default"/>
          <table:covered-table-cell table:style-name="L5"/>
          <table:covered-table-cell table:number-columns-repeated="2" table:style-name="ce31"/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AktoerRef</text:p>
          </table:table-cell>
          <table:covered-table-cell table:number-columns-repeated="4" table:style-name="L5"/>
          <table:covered-table-cell table:style-name="ce31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CommentText</text:p>
          </table:table-cell>
          <table:covered-table-cell table:number-columns-repeated="4" table:style-name="L5"/>
          <table:covered-table-cell table:style-name="Default"/>
          <table:table-cell table:number-columns-repeated="3" office:value-type="string">
            <text:p>Null</text:p>
          </table:table-cell>
        </table:table-row>
        <table:table-row table:style-name="ro11">
          <table:table-cell table:number-columns-repeated="4"/>
          <table:table-cell table:style-name="ce8" office:value-type="string" table:number-columns-spanned="6" table:number-rows-spanned="1">
            <text:p>Fra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married), False (divorced/widow)</text:p>
          </table:table-cell>
          <table:table-cell table:style-name="ce34" office:value-type="string">
            <text:p>AS78207.DCIVS (married/registered partner), False otherwise</text:p>
          </table:table-cell>
        </table:table-row>
        <table:table-row table:style-name="ro11">
          <table:table-cell table:number-columns-repeated="4"/>
          <table:table-cell table:style-name="ce8" office:value-type="string" table:number-columns-spanned="6" table:number-rows-spanned="1">
            <text:p>Til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dead/separated/divorced/widow, False if married</text:p>
          </table:table-cell>
          <table:table-cell office:value-type="string">
            <text:p>DTCIV.HAENSLUT (married), DTCIV.HAENST (divorced/widow)</text:p>
          </table:table-cell>
          <table:table-cell table:style-name="ce34" office:value-type="string">
            <text:p>False (married/registered partner), AS78207.DCIVS otherwise</text:p>
          </table:table-cell>
        </table:table-row>
        <table:table-row table:style-name="ro13">
          <table:table-cell table:number-columns-repeated="2"/>
          <table:table-cell table:style-name="ce4" office:value-type="string" table:number-columns-spanned="8" table:number-rows-spanned="1">
            <text:p>Boern </text:p>
          </table:table-cell>
          <table:covered-table-cell table:number-columns-repeated="7"/>
          <table:table-cell table:style-name="L3" table:number-columns-repeated="2"/>
          <table:table-cell table:style-name="ce39" office:value-type="string">
            <text:p>(AN08010.SVARPERSONER where type='B' ) or (AS78207.EPNRBRN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</table:table-row>
        <table:table-row table:style-name="ro11">
          <table:table-cell table:number-columns-repeated="3"/>
          <table:table-cell table:style-name="ce5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200V.PERSONNUMMER)</text:p>
          </table:table-cell>
          <table:table-cell office:value-type="string">
            <text:p>UUID(DTBOERN.PNRBARN)</text:p>
          </table:table-cell>
          <table:table-cell office:value-type="string">
            <text:p>UUID(SVARPERSONER.personnummer) or UUID(AS78207.EPNRBRN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Bopaelssamling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Af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For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Fader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FAR)</text:p>
          </table:table-cell>
          <table:table-cell office:value-type="string">
            <text:p>UUID(DTTOTAL.FAR)</text:p>
          </table:table-cell>
          <table:table-cell office:value-type="string">
            <text:p>UUID(AS78207.EPNRFAR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Foraeldremyndighedsboern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Foraeldremyndighedsindehaver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Moder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MOR)</text:p>
          </table:table-cell>
          <table:table-cell office:value-type="string">
            <text:p>UUID(DTTOTAL.MOR)</text:p>
          </table:table-cell>
          <table:table-cell office:value-type="string">
            <text:p>UUID(AS78207.EPNRMOR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</table:table-row>
        <table:table-row table:style-name="ro3">
          <table:table-cell table:number-columns-repeated="2"/>
          <table:table-cell table:style-name="ce3" office:value-type="string" table:number-columns-spanned="8" table:number-rows-spanned="1">
            <text:p>RegistreretPartner</text:p>
          </table:table-cell>
          <table:covered-table-cell table:number-columns-repeated="7"/>
          <table:table-cell table:style-name="L3" table:number-columns-repeated="2"/>
          <table:table-cell table:style-name="L3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Virkning</text:p>
          </table:table-cell>
          <table:covered-table-cell table:number-columns-repeated="6" table:style-name="ce12"/>
          <table:table-cell table:style-name="L4"/>
          <table:table-cell table:style-name="ce38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</table:table-row>
        <table:table-row table:style-name="ro11">
          <table:table-cell table:number-columns-repeated="4"/>
          <table:table-cell table:style-name="ce8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partner), False (abolition/longest)</text:p>
          </table:table-cell>
          <table:table-cell office:value-type="string">
            <text:p>(N/A)</text:p>
          </table:table-cell>
        </table:table-row>
        <table:table-row table:style-name="ro11">
          <table:table-cell table:number-columns-repeated="4"/>
          <table:table-cell table:style-name="ce8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date(JY64000V.CIVILSTAND_TS,JY64000V.CIVILSTAND_UM) if dead/abolition/longest, False if married</text:p>
          </table:table-cell>
          <table:table-cell office:value-type="string">
            <text:p>DTCIV.HAENSLUT (partner), DTCIV.HAENST (abolition/longest)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ForPersonen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maalsindehaver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10">
          <table:table-cell/>
          <table:table-cell office:value-type="string" table:number-columns-spanned="9" table:number-rows-spanned="1">
            <text:p>Tidspunkt</text:p>
          </table:table-cell>
          <table:covered-table-cell table:number-columns-repeated="8"/>
          <table:table-cell office:value-type="string">
            <text:p>Max(</text:p>
            <text:p>date(FODSELSREG_DATO,FODSELSREG_UM),</text:p>
            <text:p>CPR_FOLKEKIRKE_TS,</text:p>
            <text:p>CPR_PERSON_TS,</text:p>
            <text:p>date(PERSONNR_MRK_DATO,PERSONNR_MRK_UM),</text:p>
            <text:p>date(KOM_TILFLYTDATO,KOM_TILFLYT_UM)</text:p>
            <text:p>)</text:p>
          </table:table-cell>
          <table:table-cell office:value-type="string">
            <text:p>Max(</text:p>
            <text:p>DTNAVNE.MYTAJDTO,</text:p>
            <text:p>DTNAVNE.AJFDTO,</text:p>
            <text:p>DTPERSBO.AJFDTO</text:p>
            <text:p>)</text:p>
          </table:table-cell>
          <table:table-cell office:value-type="string">
            <text:p>Max(</text:p>
            <text:p>AS78207.DADR,</text:p>
            <text:p>AS78207.DUMYND,</text:p>
            <text:p>AS78207.DINDV,</text:p>
            <text:p>AS78207.DCIVS,</text:p>
            <text:p>AS78207.DFADSKB,</text:p>
            <text:p>AS78207.DTILFL,</text:p>
            <text:p>AS78207.DSTATUS</text:p>
            <text:p>)</text:p>
          </table:table-cell>
        </table:table-row>
        <table:table-row table:style-name="ro3">
          <table:table-cell/>
          <table:table-cell table:style-name="ce2" office:value-type="string" table:number-columns-spanned="12" table:number-rows-spanned="1">
            <text:p>TilstandListe</text:p>
          </table:table-cell>
          <table:covered-table-cell table:number-columns-repeated="11"/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CivilStatus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CivilStatusKode</text:p>
          </table:table-cell>
          <table:covered-table-cell table:number-columns-repeated="6"/>
          <table:table-cell office:value-type="string">
            <text:p>JY64000V.CIVILSTAND</text:p>
          </table:table-cell>
          <table:table-cell office:value-type="string">
            <text:p>DTTOTAL.CIVST</text:p>
          </table:table-cell>
          <table:table-cell office:value-type="string">
            <text:p>AS78207.CCIVS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TilstandVirkning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CIVILSTAND_TS,JY64000V.CIVILSTAND_UM)</text:p>
          </table:table-cell>
          <table:table-cell office:value-type="string">
            <text:p>DTTOTAL.CIHAENST</text:p>
          </table:table-cell>
          <table:table-cell office:value-type="string">
            <text:p>AS78207.DCIVS</text:p>
          </table:table-cell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LivStatus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LivStatusKode</text:p>
          </table:table-cell>
          <table:covered-table-cell table:number-columns-repeated="6"/>
          <table:table-cell office:value-type="string">
            <text:p>JY64000V.BORGERSTATUS_KODE</text:p>
          </table:table-cell>
          <table:table-cell office:value-type="string">
            <text:p>DTTOTAL.STATUS</text:p>
          </table:table-cell>
          <table:table-cell office:value-type="string">
            <text:p>AS78207.CSTATUK,AS78207.CSTATUC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TilstandVirkning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14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BORGERSTATUS_TS, JY64000V.BORGERSTATUS_UM)</text:p>
          </table:table-cell>
          <table:table-cell office:value-type="string">
            <text:p>DTTOTAL.STHAENST</text:p>
          </table:table-cell>
          <table:table-cell office:value-type="string">
            <text:p>AS78207.DSTATUS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Virkning</text:p>
          </table:table-cell>
          <table:covered-table-cell table:number-columns-repeated="8"/>
          <table:table-cell table:style-name="ce33" office:value-type="string" table:number-columns-spanned="3" table:number-rows-spanned="1">
            <text:p>(Array of all objects of type Virkning or TilstandVirkning in the RegistreringType object)</text:p>
          </table:table-cell>
          <table:covered-table-cell table:number-columns-repeated="2"/>
        </table:table-row>
        <table:table-row table:style-name="ro3" table:number-rows-repeated="1048414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row table:style-name="ro12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ar" style:country-complex="EG"/>
    </style:default-style>
    <number:text-style style:name="N100">
      <number:text-content/>
    </number:text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 style:data-style-name="N100">
      <style:table-cell-properties style:text-align-source="fix" style:repeat-content="false" style:vertical-justify="auto"/>
      <style:paragraph-properties fo:text-align="start" css3t:text-justify="auto"/>
      <style:text-properties fo:color="#000000"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1" style:family="table-cell" style:parent-style-name="Default">
      <style:table-cell-properties fo:background-color="#59827f"/>
      <style:text-properties fo:font-size="15pt" fo:font-style="italic" fo:font-weight="bold" style:font-size-asian="20pt" style:font-size-complex="20pt"/>
    </style:style>
    <style:style style:name="L2" style:family="table-cell" style:parent-style-name="Default">
      <style:table-cell-properties fo:background-color="#cfe7e5"/>
      <style:text-properties fo:font-size="15pt" style:font-size-asian="19pt" style:font-size-complex="19pt"/>
    </style:style>
    <style:style style:name="L3" style:family="table-cell" style:parent-style-name="Default">
      <style:table-cell-properties fo:background-color="#9caf91"/>
      <style:text-properties fo:font-size="14pt" fo:font-style="italic" fo:font-weight="bold" style:font-size-asian="18pt" style:font-size-complex="18pt"/>
    </style:style>
    <style:style style:name="L4" style:family="table-cell" style:parent-style-name="Default">
      <style:table-cell-properties fo:background-color="#c9ddd0" fo:wrap-option="wrap" style:vertical-justify="auto"/>
      <style:paragraph-properties css3t:text-justify="auto"/>
      <style:text-properties fo:font-size="14pt" style:font-size-asian="17pt" style:font-size-complex="17pt"/>
    </style:style>
    <style:style style:name="L5" style:family="table-cell" style:parent-style-name="Default">
      <style:table-cell-properties fo:background-color="#cccccc"/>
      <style:text-properties fo:font-size="13pt" fo:font-style="italic" fo:font-weight="normal" style:font-size-asian="16pt" style:font-size-complex="16pt"/>
    </style:style>
    <style:style style:name="L6" style:family="table-cell" style:parent-style-name="Default">
      <style:table-cell-properties fo:background-color="#d6dae2"/>
      <style:text-properties fo:font-size="13pt" style:font-size-asian="15pt" style:font-size-complex="15pt"/>
    </style:style>
    <style:style style:name="L7" style:family="table-cell" style:parent-style-name="Default">
      <style:table-cell-properties fo:background-color="#cccccc"/>
      <style:text-properties fo:font-size="12pt" fo:font-style="italic" style:font-size-asian="14pt" style:font-size-complex="14pt"/>
    </style:style>
    <style:style style:name="L8" style:family="table-cell" style:parent-style-name="Default">
      <style:table-cell-properties fo:background-color="#cfe7e5"/>
      <style:text-properties fo:font-size="12pt" style:font-size-asian="13pt" style:font-size-complex="13pt"/>
    </style:style>
    <style:style style:name="L9" style:family="table-cell" style:parent-style-name="Default">
      <style:table-cell-properties fo:background-color="#d8ddc4"/>
      <style:text-properties fo:font-size="12pt" fo:font-style="italic" style:font-size-asian="12pt" style:font-size-complex="12pt"/>
    </style:style>
    <style:style style:name="L10" style:family="table-cell" style:parent-style-name="Default">
      <style:table-cell-properties fo:background-color="#e6e6ff"/>
      <style:text-properties fo:font-size="12pt" style:font-size-asian="11pt" style:font-size-complex="11pt"/>
    </style:style>
    <style:style style:name="Mapping" style:family="table-cell" style:parent-style-name="Default">
      <style:table-cell-properties fo:background-color="transparent" fo:wrap-option="wrap" style:vertical-align="middle" style:vertical-justify="auto"/>
      <style:paragraph-properties css3t:text-justify="auto"/>
      <style:text-properties fo:color="#666666" style:font-name="Verdana" fo:font-size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7/05/2012</text:date>, <text:time>14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7:03:47.37</meta:creation-date>
    <dc:date>2012-05-07T14:13:03.60</dc:date>
    <meta:editing-duration>PT8H4M55S</meta:editing-duration>
    <meta:editing-cycles>32</meta:editing-cycles>
    <meta:generator>LibreOffice/3.4$Win32 LibreOffice_project/340m1$Build-103</meta:generator>
    <meta:document-statistic meta:table-count="3" meta:cell-count="542" meta:object-count="0"/>
  </office:meta>
</office:document-meta>
</file>